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26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02cm" fo:min-width="0.452cm"/>
    </style:style>
    <style:style style:name="gr3" style:family="graphic" style:parent-style-name="standard">
      <style:graphic-properties draw:textarea-horizontal-align="justify" draw:textarea-vertical-align="middle" draw:auto-grow-height="false" fo:min-height="0.425cm" fo:min-width="0.175cm"/>
    </style:style>
    <style:style style:name="gr4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5" style:family="graphic" style:parent-style-name="standard">
      <style:graphic-properties svg:stroke-color="#ff0000" draw:fill-color="#ff4000" draw:textarea-horizontal-align="justify" draw:textarea-vertical-align="middle" draw:auto-grow-height="false" fo:min-height="0.226cm" fo:min-width="0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702cm" fo:min-width="0.452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425cm" fo:min-width="0.175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226cm" fo:min-width="0cm"/>
    </style:style>
    <style:style style:name="gr9" style:family="graphic" style:parent-style-name="standard">
      <style:graphic-properties svg:stroke-color="#81d41a" draw:fill-color="#81d41a" draw:textarea-horizontal-align="justify" draw:textarea-vertical-align="middle" draw:auto-grow-height="false" fo:min-height="0.702cm" fo:min-width="0.452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0.425cm" fo:min-width="0.175cm"/>
    </style:style>
    <style:style style:name="gr11" style:family="graphic" style:parent-style-name="standard">
      <style:graphic-properties svg:stroke-color="#ff8000" draw:fill-color="#ff8000" draw:textarea-horizontal-align="justify" draw:textarea-vertical-align="middle" draw:auto-grow-height="false" fo:min-height="0.226cm" fo:min-width="0cm"/>
    </style:style>
    <style:style style:name="gr12" style:family="graphic" style:parent-style-name="standard">
      <style:graphic-properties svg:stroke-color="#ff8000" draw:fill-color="#ff8000" draw:textarea-horizontal-align="justify" draw:textarea-vertical-align="middle" draw:auto-grow-height="false" fo:min-height="0.702cm" fo:min-width="0.452cm"/>
    </style:style>
    <style:style style:name="gr13" style:family="graphic" style:parent-style-name="standard">
      <style:graphic-properties svg:stroke-color="#ff8000" draw:fill-color="#ff8000" draw:textarea-horizontal-align="justify" draw:textarea-vertical-align="middle" draw:auto-grow-height="false" fo:min-height="0.425cm" fo:min-width="0.175cm"/>
    </style:style>
    <style:style style:name="gr1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4.71cm" svg:y="7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952cm" svg:height="0.952cm" svg:x="5.88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3cm" svg:height="0.953cm" svg:x="7.05cm" svg:y="7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4.175cm" svg:y="7.107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7.785cm" svg:y="7.107cm">
          <draw:text-box>
            <text:p text:style-name="P2"><text:span text:style-name="T1">]</text:span></text:p>
          </draw:text-box>
        </draw:frame>
        <draw:custom-shape draw:style-name="gr5" draw:text-style-name="P4" draw:layer="layout" svg:width="0.952cm" svg:height="0.952cm" svg:x="4.71cm" svg:y="8.9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952cm" svg:height="0.952cm" svg:x="5.88cm" svg:y="8.9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53cm" svg:height="0.953cm" svg:x="7.05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4.175cm" svg:y="8.408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7.785cm" svg:y="8.408cm">
          <draw:text-box>
            <text:p text:style-name="P2"><text:span text:style-name="T1">]</text:span></text:p>
          </draw:text-box>
        </draw:frame>
        <draw:custom-shape draw:style-name="gr8" draw:text-style-name="P6" draw:layer="layout" svg:width="0.952cm" svg:height="0.952cm" svg:x="4.71cm" svg:y="10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952cm" svg:height="0.952cm" svg:x="5.88cm" svg:y="10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953cm" svg:height="0.953cm" svg:x="7.05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4.175cm" svg:y="9.709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7.785cm" svg:y="9.709cm">
          <draw:text-box>
            <text:p text:style-name="P2"><text:span text:style-name="T1">]</text:span></text:p>
          </draw:text-box>
        </draw:frame>
        <draw:custom-shape draw:style-name="gr11" draw:text-style-name="P7" draw:layer="layout" svg:width="0.952cm" svg:height="0.952cm" svg:x="4.71cm" svg:y="11.5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952cm" svg:height="0.952cm" svg:x="5.88cm" svg:y="11.5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953cm" svg:height="0.953cm" svg:x="7.05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4.175cm" svg:y="11.01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7.785cm" svg:y="11.01cm">
          <draw:text-box>
            <text:p text:style-name="P2"><text:span text:style-name="T1">]</text:span></text:p>
          </draw:text-box>
        </draw:frame>
        <draw:line draw:style-name="gr14" draw:text-style-name="P8" draw:layer="layout" svg:x1="8.62cm" svg:y1="9.95cm" svg:x2="10.842cm" svg:y2="9.95cm">
          <text:p/>
        </draw:line>
        <draw:custom-shape draw:style-name="gr1" draw:text-style-name="P1" draw:layer="layout" svg:width="0.952cm" svg:height="0.952cm" svg:x="11.31cm" svg:y="3.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952cm" svg:height="0.952cm" svg:x="12.48cm" svg:y="2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3cm" svg:height="0.953cm" svg:x="13.65cm" svg:y="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.607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.607cm">
          <draw:text-box>
            <text:p text:style-name="P2"><text:span text:style-name="T1">]</text:span></text:p>
          </draw:text-box>
        </draw:frame>
        <draw:custom-shape draw:style-name="gr5" draw:text-style-name="P4" draw:layer="layout" svg:width="0.952cm" svg:height="0.952cm" svg:x="11.31cm" svg:y="2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952cm" svg:height="0.952cm" svg:x="12.48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53cm" svg:height="0.953cm" svg:x="13.65cm" svg:y="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2.908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2.908cm">
          <draw:text-box>
            <text:p text:style-name="P2"><text:span text:style-name="T1">]</text:span></text:p>
          </draw:text-box>
        </draw:frame>
        <draw:custom-shape draw:style-name="gr8" draw:text-style-name="P6" draw:layer="layout" svg:width="0.952cm" svg:height="0.952cm" svg:x="11.31cm" svg:y="6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952cm" svg:height="0.952cm" svg:x="12.48cm" svg:y="4.7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953cm" svg:height="0.953cm" svg:x="13.65cm" svg:y="4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4.209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4.209cm">
          <draw:text-box>
            <text:p text:style-name="P2"><text:span text:style-name="T1">]</text:span></text:p>
          </draw:text-box>
        </draw:frame>
        <draw:custom-shape draw:style-name="gr11" draw:text-style-name="P7" draw:layer="layout" svg:width="0.952cm" svg:height="0.952cm" svg:x="11.31cm" svg:y="4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952cm" svg:height="0.952cm" svg:x="12.48cm" svg:y="6.0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953cm" svg:height="0.953cm" svg:x="13.65cm" svg:y="6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5.51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5.51cm">
          <draw:text-box>
            <text:p text:style-name="P2"><text:span text:style-name="T1">]</text:span></text:p>
          </draw:text-box>
        </draw:frame>
        <draw:custom-shape draw:style-name="gr1" draw:text-style-name="P1" draw:layer="layout" svg:width="0.952cm" svg:height="0.952cm" svg:x="11.31cm" svg:y="7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952cm" svg:height="0.952cm" svg:x="12.48cm" svg:y="10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3cm" svg:height="0.953cm" svg:x="13.65cm" svg:y="7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7.107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7.107cm">
          <draw:text-box>
            <text:p text:style-name="P2"><text:span text:style-name="T1">]</text:span></text:p>
          </draw:text-box>
        </draw:frame>
        <draw:custom-shape draw:style-name="gr5" draw:text-style-name="P4" draw:layer="layout" svg:width="0.952cm" svg:height="0.952cm" svg:x="11.31cm" svg:y="8.9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952cm" svg:height="0.952cm" svg:x="12.48cm" svg:y="11.5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53cm" svg:height="0.953cm" svg:x="13.65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8.408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8.408cm">
          <draw:text-box>
            <text:p text:style-name="P2"><text:span text:style-name="T1">]</text:span></text:p>
          </draw:text-box>
        </draw:frame>
        <draw:custom-shape draw:style-name="gr8" draw:text-style-name="P6" draw:layer="layout" svg:width="0.952cm" svg:height="0.952cm" svg:x="11.31cm" svg:y="10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952cm" svg:height="0.952cm" svg:x="12.48cm" svg:y="7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953cm" svg:height="0.953cm" svg:x="13.65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9.709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9.709cm">
          <draw:text-box>
            <text:p text:style-name="P2"><text:span text:style-name="T1">]</text:span></text:p>
          </draw:text-box>
        </draw:frame>
        <draw:custom-shape draw:style-name="gr11" draw:text-style-name="P7" draw:layer="layout" svg:width="0.952cm" svg:height="0.952cm" svg:x="11.31cm" svg:y="11.5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952cm" svg:height="0.952cm" svg:x="12.48cm" svg:y="8.9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953cm" svg:height="0.953cm" svg:x="13.65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1.01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1.01cm">
          <draw:text-box>
            <text:p text:style-name="P2"><text:span text:style-name="T1">]</text:span></text:p>
          </draw:text-box>
        </draw:frame>
        <draw:custom-shape draw:style-name="gr1" draw:text-style-name="P1" draw:layer="layout" svg:width="0.952cm" svg:height="0.952cm" svg:x="11.31cm" svg:y="13.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952cm" svg:height="0.952cm" svg:x="12.48cm" svg:y="13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3cm" svg:height="0.953cm" svg:x="13.65cm" svg:y="1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2.507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2.507cm">
          <draw:text-box>
            <text:p text:style-name="P2"><text:span text:style-name="T1">]</text:span></text:p>
          </draw:text-box>
        </draw:frame>
        <draw:custom-shape draw:style-name="gr5" draw:text-style-name="P4" draw:layer="layout" svg:width="0.952cm" svg:height="0.952cm" svg:x="11.31cm" svg:y="14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952cm" svg:height="0.952cm" svg:x="12.48cm" svg:y="14.3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53cm" svg:height="0.953cm" svg:x="13.65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3.808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3.808cm">
          <draw:text-box>
            <text:p text:style-name="P2"><text:span text:style-name="T1">]</text:span></text:p>
          </draw:text-box>
        </draw:frame>
        <draw:custom-shape draw:style-name="gr8" draw:text-style-name="P6" draw:layer="layout" svg:width="0.952cm" svg:height="0.952cm" svg:x="11.31cm" svg:y="15.6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952cm" svg:height="0.952cm" svg:x="12.48cm" svg:y="15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953cm" svg:height="0.953cm" svg:x="13.65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5.109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5.109cm">
          <draw:text-box>
            <text:p text:style-name="P2"><text:span text:style-name="T1">]</text:span></text:p>
          </draw:text-box>
        </draw:frame>
        <draw:custom-shape draw:style-name="gr11" draw:text-style-name="P7" draw:layer="layout" svg:width="0.952cm" svg:height="0.952cm" svg:x="11.31cm" svg:y="16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952cm" svg:height="0.952cm" svg:x="12.48cm" svg:y="16.9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953cm" svg:height="0.953cm" svg:x="13.65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2cm" svg:height="1.673cm" svg:x="10.775cm" svg:y="16.41cm">
          <draw:text-box>
            <text:p text:style-name="P2"><text:span text:style-name="T1">[</text:span></text:p>
          </draw:text-box>
        </draw:frame>
        <draw:frame draw:style-name="gr4" draw:text-style-name="P3" draw:layer="layout" svg:width="0.952cm" svg:height="1.673cm" svg:x="14.385cm" svg:y="16.41cm">
          <draw:text-box>
            <text:p text:style-name="P2"><text:span text:style-name="T1">]</text:span></text:p>
          </draw:text-box>
        </draw:frame>
        <draw:line draw:style-name="gr15" draw:text-style-name="P8" draw:layer="layout" svg:x1="11.16cm" svg:y1="7.132cm" svg:x2="12.43cm" svg:y2="7.132cm">
          <text:p/>
        </draw:line>
        <draw:line draw:style-name="gr15" draw:text-style-name="P8" draw:layer="layout" svg:x1="12.324cm" svg:y1="12.632cm" svg:x2="13.594cm" svg:y2="12.632cm">
          <text:p/>
        </draw:line>
        <draw:line draw:style-name="gr15" draw:text-style-name="P8" draw:layer="layout" svg:x1="13.524cm" svg:y1="18.032cm" svg:x2="14.794cm" svg:y2="18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0:54:56.081160637</meta:creation-date>
    <dc:date>2021-05-25T11:11:26.523502944</dc:date>
    <meta:editing-duration>PT16M30S</meta:editing-duration>
    <meta:editing-cycles>2</meta:editing-cycles>
    <meta:generator>LibreOffice/7.1.3.2$Linux_X86_64 LibreOffice_project/10$Build-2</meta:generator>
    <meta:document-statistic meta:object-count="84"/>
  </office:meta>
</office:document-meta>
</file>